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T1" style:family="text">
      <style:text-properties fo:color="#3c3c3c" style:font-name="Monospace" fo:font-size="10pt" style:font-size-asian="10pt"/>
    </style:style>
    <style:style style:name="T2" style:family="text">
      <style:text-properties fo:color="#3f5fbf" style:font-name="Monospace" fo:font-size="10pt" style:font-size-asian="10pt"/>
    </style:style>
    <style:style style:name="T3" style:family="text">
      <style:text-properties fo:color="#3f5fbf" style:font-name="Monospace" fo:font-size="10pt" style:text-underline-style="solid" style:text-underline-width="auto" style:text-underline-color="font-color"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2"/></text:span><text:span text:style-name="T2">&lt;!-- &lt;li class="row </text:span><text:span text:style-name="T3">clearfix</text:span><text:span text:style-name="T2">"&gt;</text:span></text:p>
      <text:p text:style-name="P1"><text:span text:style-name="T2"><text:s text:c="12"/>&lt;div class="</text:span><text:span text:style-name="T3">col</text:span><text:span text:style-name="T2">-9"&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a </text:span><text:span text:style-name="T3">href</text:span><text:span text:style-name="T2">="#" class="title"&gt;新演讲 | 实体店翻身要靠经营人&lt;/a&gt;</text:span></text:p>
      <text:p text:style-name="P1"><text:span text:style-name="T2"><text:s text:c="16"/>&lt;span class="type-tag grey b-radius mt2"&gt;新零售&lt;/span&gt;</text:span></text:p>
      <text:p text:style-name="P1"><text:span text:style-name="T2"><text:s text:c="16"/>&lt;span class="type-tag grey b-radius mt2"&gt;公开&lt;/span&gt;</text:span></text:p>
      <text:p text:style-name="P1"><text:span text:style-name="T2"><text:s text:c="14"/></text:span><text:span text:style-name="T3">&lt;/div&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span class="type-tag light-green"&gt;微信图文&lt;/span&gt;</text:span></text:p>
      <text:p text:style-name="P1"><text:span text:style-name="T2"><text:s text:c="16"/>&lt;span class="pull-left ml20 lh20 text-size-12 text-grey"&gt;2017-6-17 15:37&lt;/span&gt;</text:span></text:p>
      <text:p text:style-name="P1"><text:span text:style-name="T2"><text:s text:c="16"/>&lt;span class="pull-left ml20 lh20 text-size-12 text-grey"&gt;已发表&lt;/span&gt;</text:span></text:p>
      <text:p text:style-name="P1"><text:span text:style-name="T2"><text:s text:c="16"/>&lt;span class="article-icon revise"&gt;修改&lt;/span&gt;</text:span></text:p>
      <text:p text:style-name="P1"><text:span text:style-name="T2"><text:s text:c="16"/>&lt;div class="art-operate-pop"&gt;</text:span></text:p>
      <text:p text:style-name="P1"><text:span text:style-name="T2"><text:s text:c="18"/>&lt;a </text:span><text:span text:style-name="T3">href</text:span><text:span text:style-name="T2">="#" class="operate"&gt;更多操作&lt;/a&gt;</text:span></text:p>
      <text:p text:style-name="P1"><text:span text:style-name="T2"><text:s text:c="18"/>&lt;div class="art-operate-hide d-hidden"&gt;</text:span></text:p>
      <text:p text:style-name="P1"><text:span text:style-name="T2"><text:s text:c="20"/>&lt;a </text:span><text:span text:style-name="T3">href</text:span><text:span text:style-name="T2">="#" class="disabled"&gt;推荐&lt;/a&gt;</text:span></text:p>
      <text:p text:style-name="P1"><text:span text:style-name="T2"><text:s text:c="20"/>&lt;a </text:span><text:span text:style-name="T3">href</text:span><text:span text:style-name="T2">="#"&gt;重新发表&lt;/a&gt;</text:span></text:p>
      <text:p text:style-name="P1"><text:span text:style-name="T2"><text:s text:c="20"/>&lt;a </text:span><text:span text:style-name="T3">href</text:span><text:span text:style-name="T2">="#"&gt;删除&lt;/a&gt;</text:span></text:p>
      <text:p text:style-name="P1"><text:span text:style-name="T2"><text:s text:c="18"/></text:span><text:span text:style-name="T3">&lt;/div&gt;</text:span></text:p>
      <text:p text:style-name="P1"><text:span text:style-name="T2"><text:s text:c="16"/></text:span><text:span text:style-name="T3">&lt;/div&gt;</text:span></text:p>
      <text:p text:style-name="P1"><text:span text:style-name="T2"><text:s text:c="14"/></text:span><text:span text:style-name="T3">&lt;/div&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span class="text-size-12 text-grey lh20"&gt;阅读：123&amp;nbsp;&amp;nbsp;|&amp;nbsp;&amp;nbsp;评论：13&amp;nbsp;&amp;nbsp;|&amp;nbsp;&amp;nbsp;转发：456&amp;nbsp;&amp;nbsp;|&amp;nbsp; &amp;nbsp;收藏：1234&lt;/span&gt;</text:span></text:p>
      <text:p text:style-name="P1"><text:span text:style-name="T2"><text:s text:c="14"/></text:span><text:span text:style-name="T3">&lt;/div&gt;</text:span></text:p>
      <text:p text:style-name="P1"><text:span text:style-name="T2"><text:s text:c="12"/></text:span><text:span text:style-name="T3">&lt;/div&gt;</text:span></text:p>
      <text:p text:style-name="P1"><text:span text:style-name="T2"><text:s text:c="12"/>&lt;div class="</text:span><text:span text:style-name="T3">col</text:span><text:span text:style-name="T2">-3"&gt;</text:span></text:p>
      <text:p text:style-name="P1"><text:span text:style-name="T2"><text:s text:c="14"/>&lt;div class="</text:span><text:span text:style-name="T3">ka</text:span><text:span text:style-name="T2">-article-</text:span><text:span text:style-name="T3">img</text:span><text:span text:style-name="T2">"&gt;</text:span></text:p>
      <text:p text:style-name="P1"><text:span text:style-name="T2"><text:s text:c="16"/>&lt;img </text:span><text:span text:style-name="T3">src</text:span><text:span text:style-name="T2">="../</text:span><text:span text:style-name="T3">src</text:span><text:span text:style-name="T2">/images/img1.</text:span><text:span text:style-name="T3">png</text:span><text:span text:style-name="T2">" </text:span><text:span text:style-name="T3">alt</text:span><text:span text:style-name="T2">=""&gt;</text:span></text:p>
      <text:p text:style-name="P1"><text:span text:style-name="T2"><text:s text:c="16"/>&lt;i class="video"&gt;&lt;/i&gt;</text:span></text:p>
      <text:p text:style-name="P1"><text:span text:style-name="T2"><text:s text:c="14"/></text:span><text:span text:style-name="T3">&lt;/div&gt;</text:span></text:p>
      <text:p text:style-name="P1"><text:span text:style-name="T2"><text:s text:c="12"/></text:span><text:span text:style-name="T3">&lt;/div&gt;</text:span></text:p>
      <text:p text:style-name="P1"><text:span text:style-name="T2"><text:s text:c="10"/>&lt;/li&gt;</text:span></text:p>
      <text:p text:style-name="P1"><text:span text:style-name="T2"><text:s text:c="10"/></text:span></text:p>
      <text:p text:style-name="P1"><text:span text:style-name="T2"><text:s text:c="10"/>&lt;li class="row </text:span><text:span text:style-name="T3">clearfix</text:span><text:span text:style-name="T2">"&gt;</text:span></text:p>
      <text:p text:style-name="P1"><text:span text:style-name="T2"><text:s text:c="12"/>&lt;div class="</text:span><text:span text:style-name="T3">col</text:span><text:span text:style-name="T2">-9"&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a </text:span><text:span text:style-name="T3">href</text:span><text:span text:style-name="T2">="#" class="title"&gt;麦肯锡：中国消费市场四大趋势中国消费市场四大趋势中国消费市场四大趋势&lt;/a&gt;</text:span></text:p>
      <text:p text:style-name="P1"><text:span text:style-name="T2"><text:s text:c="16"/>&lt;span class="type-tag grey b-radius mt2"&gt;新零售&lt;/span&gt;</text:span></text:p>
      <text:p text:style-name="P1"><text:span text:style-name="T2"><text:s text:c="16"/>&lt;span class="type-tag grey b-radius mt2"&gt;公开&lt;/span&gt;</text:span></text:p>
      <text:p text:style-name="P1"><text:span text:style-name="T2"><text:s text:c="14"/></text:span><text:span text:style-name="T3">&lt;/div&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span class="type-tag green"&gt;案例&lt;/span&gt;</text:span></text:p>
      <text:p text:style-name="P1"><text:span text:style-name="T2"><text:s text:c="16"/>&lt;span class="pull-left ml20 lh20 text-size-12 text-grey"&gt;2017-6-17 15:37&lt;/span&gt;</text:span></text:p>
      <text:p text:style-name="P1"><text:span text:style-name="T2"><text:s text:c="16"/>&lt;span class="pull-left ml20 lh20 text-size-12 text-grey"&gt;草稿&lt;/span&gt;</text:span></text:p>
      <text:p text:style-name="P1"><text:span text:style-name="T2"><text:s text:c="14"/></text:span><text:span text:style-name="T3">&lt;/div&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span class="article-icon revise no-margin"&gt;修改&lt;/span&gt;</text:span></text:p>
      <text:p text:style-name="P1"><text:span text:style-name="T2"><text:s text:c="16"/>&lt;span class="article-icon comment"&gt;专家点评(4)&lt;/span&gt;</text:span></text:p>
      <text:p text:style-name="P1"><text:span text:style-name="T2"><text:s text:c="16"/>&lt;span class="article-icon </text:span><text:span text:style-name="T3">del</text:span><text:span text:style-name="T2">"&gt;删除&lt;/span&gt;</text:span></text:p>
      <text:p text:style-name="P1"><text:soft-page-break/><text:span text:style-name="T2"><text:s text:c="14"/></text:span><text:span text:style-name="T3">&lt;/div&gt;</text:span></text:p>
      <text:p text:style-name="P1"><text:span text:style-name="T2"><text:s text:c="12"/></text:span><text:span text:style-name="T3">&lt;/div&gt;</text:span><text:span text:style-name="T2"> </text:span></text:p>
      <text:p text:style-name="P1"><text:span text:style-name="T2"><text:s text:c="12"/>&lt;div class="</text:span><text:span text:style-name="T3">col</text:span><text:span text:style-name="T2">-3"&gt;</text:span></text:p>
      <text:p text:style-name="P1"><text:span text:style-name="T2"><text:s text:c="14"/>&lt;div class="</text:span><text:span text:style-name="T3">ka</text:span><text:span text:style-name="T2">-article-</text:span><text:span text:style-name="T3">img</text:span><text:span text:style-name="T2">"&gt;</text:span></text:p>
      <text:p text:style-name="P1"><text:span text:style-name="T2"><text:s text:c="16"/>&lt;img </text:span><text:span text:style-name="T3">src</text:span><text:span text:style-name="T2">="../</text:span><text:span text:style-name="T3">src</text:span><text:span text:style-name="T2">/images/img1.</text:span><text:span text:style-name="T3">png</text:span><text:span text:style-name="T2">" </text:span><text:span text:style-name="T3">alt</text:span><text:span text:style-name="T2">=""&gt;</text:span></text:p>
      <text:p text:style-name="P1"><text:span text:style-name="T2"><text:s text:c="16"/>&lt;i class="video"&gt;&lt;/i&gt;</text:span></text:p>
      <text:p text:style-name="P1"><text:span text:style-name="T2"><text:s text:c="14"/></text:span><text:span text:style-name="T3">&lt;/div&gt;</text:span></text:p>
      <text:p text:style-name="P1"><text:span text:style-name="T2"><text:s text:c="12"/></text:span><text:span text:style-name="T3">&lt;/div&gt;</text:span></text:p>
      <text:p text:style-name="P1"><text:span text:style-name="T2"><text:s text:c="10"/>&lt;/li&gt;</text:span></text:p>
      <text:p text:style-name="P1"><text:span text:style-name="T2"><text:s text:c="10"/></text:span></text:p>
      <text:p text:style-name="P1"><text:span text:style-name="T2"><text:s text:c="10"/>&lt;li class="row </text:span><text:span text:style-name="T3">clearfix</text:span><text:span text:style-name="T2">"&gt;</text:span></text:p>
      <text:p text:style-name="P1"><text:span text:style-name="T2"><text:s text:c="12"/>&lt;div class="</text:span><text:span text:style-name="T3">col</text:span><text:span text:style-name="T2">-9"&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a </text:span><text:span text:style-name="T3">href</text:span><text:span text:style-name="T2">="#" class="title"&gt;零售：什么走线上，什么走线下，什么走线上，什么走线下&lt;/a&gt;</text:span></text:p>
      <text:p text:style-name="P1"><text:span text:style-name="T2"><text:s text:c="16"/>&lt;span class="type-tag grey b-radius mt2"&gt;新零售&lt;/span&gt;</text:span></text:p>
      <text:p text:style-name="P1"><text:span text:style-name="T2"><text:s text:c="16"/>&lt;span class="type-tag grey b-radius mt2"&gt;公开&lt;/span&gt;</text:span></text:p>
      <text:p text:style-name="P1"><text:span text:style-name="T2"><text:s text:c="14"/></text:span><text:span text:style-name="T3">&lt;/div&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span class="type-tag orange"&gt;短视频&lt;/span&gt;</text:span></text:p>
      <text:p text:style-name="P1"><text:span text:style-name="T2"><text:s text:c="16"/>&lt;span class="pull-left ml20 lh20 text-size-12 text-grey"&gt;2017-6-17 15:37&lt;/span&gt;</text:span></text:p>
      <text:p text:style-name="P1"><text:span text:style-name="T2"><text:s text:c="16"/>&lt;span class="pull-left ml20 lh20 text-size-12 text-grey"&gt;已发表&lt;/span&gt;</text:span></text:p>
      <text:p text:style-name="P1"><text:span text:style-name="T2"><text:s text:c="16"/>&lt;span class="article-icon revise"&gt;修改&lt;/span&gt;</text:span></text:p>
      <text:p text:style-name="P1"><text:span text:style-name="T2"><text:s text:c="16"/>&lt;div class="art-operate-pop"&gt;</text:span></text:p>
      <text:p text:style-name="P1"><text:span text:style-name="T2"><text:s text:c="18"/>&lt;a </text:span><text:span text:style-name="T3">href</text:span><text:span text:style-name="T2">="#" class="operate"&gt;更多操作&lt;/a&gt;</text:span></text:p>
      <text:p text:style-name="P1"><text:span text:style-name="T2"><text:s text:c="18"/>&lt;div class="art-operate-hide d-hidden"&gt;</text:span></text:p>
      <text:p text:style-name="P1"><text:span text:style-name="T2"><text:s text:c="20"/>&lt;a </text:span><text:span text:style-name="T3">href</text:span><text:span text:style-name="T2">="#" class="disabled"&gt;推荐&lt;/a&gt;</text:span></text:p>
      <text:p text:style-name="P1"><text:span text:style-name="T2"><text:s text:c="20"/>&lt;a </text:span><text:span text:style-name="T3">href</text:span><text:span text:style-name="T2">="#"&gt;重新发表&lt;/a&gt;</text:span></text:p>
      <text:p text:style-name="P1"><text:span text:style-name="T2"><text:s text:c="20"/>&lt;a </text:span><text:span text:style-name="T3">href</text:span><text:span text:style-name="T2">="#"&gt;删除&lt;/a&gt;</text:span></text:p>
      <text:p text:style-name="P1"><text:span text:style-name="T2"><text:s text:c="18"/></text:span><text:span text:style-name="T3">&lt;/div&gt;</text:span></text:p>
      <text:p text:style-name="P1"><text:span text:style-name="T2"><text:s text:c="16"/></text:span><text:span text:style-name="T3">&lt;/div&gt;</text:span></text:p>
      <text:p text:style-name="P1"><text:span text:style-name="T2"><text:s text:c="14"/></text:span><text:span text:style-name="T3">&lt;/div&gt;</text:span></text:p>
      <text:p text:style-name="P1"><text:span text:style-name="T2"><text:s text:c="14"/>&lt;div class="</text:span><text:span text:style-name="T3">kaweb</text:span><text:span text:style-name="T2">-article-detail </text:span><text:span text:style-name="T3">clearfix</text:span><text:span text:style-name="T2">"&gt;</text:span></text:p>
      <text:p text:style-name="P1"><text:span text:style-name="T2"><text:s text:c="16"/>&lt;span class="text-size-12 text-grey lh20"&gt;阅读：123&amp;nbsp;&amp;nbsp;|&amp;nbsp;&amp;nbsp;评论：13&amp;nbsp;&amp;nbsp;|&amp;nbsp;&amp;nbsp;转发：456&amp;nbsp;&amp;nbsp;|&amp;nbsp; &amp;nbsp;收藏：1234&lt;/span&gt;</text:span></text:p>
      <text:p text:style-name="P1"><text:span text:style-name="T2"><text:s text:c="14"/></text:span><text:span text:style-name="T3">&lt;/div&gt;</text:span></text:p>
      <text:p text:style-name="P1"><text:span text:style-name="T2"><text:s text:c="12"/></text:span><text:span text:style-name="T3">&lt;/div&gt;</text:span></text:p>
      <text:p text:style-name="P1"><text:span text:style-name="T2"><text:s text:c="12"/>&lt;div class="</text:span><text:span text:style-name="T3">col</text:span><text:span text:style-name="T2">-3"&gt;</text:span></text:p>
      <text:p text:style-name="P1"><text:span text:style-name="T2"><text:s text:c="14"/>&lt;div class="</text:span><text:span text:style-name="T3">ka</text:span><text:span text:style-name="T2">-article-</text:span><text:span text:style-name="T3">img</text:span><text:span text:style-name="T2">"&gt;</text:span></text:p>
      <text:p text:style-name="P1"><text:span text:style-name="T2"><text:s text:c="16"/>&lt;img </text:span><text:span text:style-name="T3">src</text:span><text:span text:style-name="T2">="../</text:span><text:span text:style-name="T3">src</text:span><text:span text:style-name="T2">/images/img1.</text:span><text:span text:style-name="T3">png</text:span><text:span text:style-name="T2">" </text:span><text:span text:style-name="T3">alt</text:span><text:span text:style-name="T2">=""&gt;</text:span></text:p>
      <text:p text:style-name="P1"><text:span text:style-name="T2"><text:s text:c="16"/>&lt;i class="video"&gt;&lt;/i&gt;</text:span></text:p>
      <text:p text:style-name="P1"><text:span text:style-name="T2"><text:s text:c="14"/></text:span><text:span text:style-name="T3">&lt;/div&gt;</text:span></text:p>
      <text:p text:style-name="P1"><text:span text:style-name="T2"><text:s text:c="12"/></text:span><text:span text:style-name="T3">&lt;/div&gt;</text:span></text:p>
      <text:p text:style-name="Standard"><text:span text:style-name="T2"><text:s text:c="10"/>&lt;/li&gt;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1:17:42.289525102</meta:creation-date>
    <dc:date>2017-10-25T11:18:24.584940205</dc:date>
    <meta:editing-duration>PT46S</meta:editing-duration>
    <meta:editing-cycles>1</meta:editing-cycles>
    <meta:document-statistic meta:table-count="0" meta:image-count="0" meta:object-count="0" meta:page-count="2" meta:paragraph-count="91" meta:word-count="442" meta:character-count="4253" meta:non-whitespace-character-count="2760"/>
    <meta:generator>LibreOffice/5.1.6.2$Linux_X86_64 LibreOffice_project/10m0$Build-2</meta:generator>
  </office:meta>
</office:document-meta>
</file>